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S Sans Serif" svg:font-family="'MS Sans Serif'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72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CI1-9401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Normal_5f_CI1-9401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Normal_5f_CI1-9401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Normal_5f_CI1-9401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Normal_5f_CI1-9401">
      <style:table-cell-properties style:diagonal-bl-tr="none" style:diagonal-tl-br="none" fo:wrap-option="wrap" fo:border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Normal_5f_CI1-9401">
      <style:table-cell-properties fo:border-bottom="0.088cm solid #000000" style:diagonal-bl-tr="none" style:diagonal-tl-br="none" fo:wrap-option="wrap" fo:border-left="0.035cm solid #000000" fo:border-right="0.035cm solid #000000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Normal_5f_CI1-9401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Normal_5f_CI1-9401">
      <style:table-cell-properties fo:border-bottom="0.035cm solid #000000" style:diagonal-bl-tr="none" style:diagonal-tl-br="none" fo:border-left="0.035cm solid #000000" fo:border-right="0.088cm solid #000000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Normal_5f_CI1-9401">
      <style:table-cell-properties fo:border-bottom="0.088cm solid #000000" style:diagonal-bl-tr="none" style:diagonal-tl-br="none" fo:border-left="0.035cm solid #000000" fo:border-right="0.088cm solid #000000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5"/>
        <table:table-column table:style-name="co1" table:default-cell-style-name="ce8"/>
        <table:table-row table:style-name="ro1">
          <table:table-cell table:style-name="ce1" office:value-type="string">
            <text:p>Code panne</text:p>
          </table:table-cell>
          <table:table-cell table:style-name="ce4" office:value-type="string">
            <text:p>Nature panne</text:p>
          </table:table-cell>
          <table:table-cell table:style-name="ce7" office:value-type="string">
            <text:p>Heures d'arrêt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écanique (moteur)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Electricité (moteur)</text:p>
          </table:table-cell>
          <table:table-cell office:value-type="float" office:value="275">
            <text:p>275</text:p>
          </table:table-cell>
        </table:table-row>
        <table:table-row table:style-name="ro3">
          <table:table-cell office:value-type="string">
            <text:p>C</text:p>
          </table:table-cell>
          <table:table-cell office:value-type="string">
            <text:p>Réglage mécanique et changement de piéces mécaniques</text:p>
          </table:table-cell>
          <table:table-cell office:value-type="float" office:value="1545">
            <text:p>1545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Pièces de sécurité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Pneumatique 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Hydraulique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Organes de commande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style-name="ce3" office:value-type="string">
            <text:p>H</text:p>
          </table:table-cell>
          <table:table-cell table:style-name="ce6" office:value-type="string">
            <text:p>Frein</text:p>
          </table:table-cell>
          <table:table-cell table:style-name="ce9" office:value-type="float" office:value="210">
            <text:p>210</text:p>
          </table:table-cell>
        </table:table-row>
      </table:table>
      <table:named-expressions>
        <table:named-expression table:name="A" table:base-cell-address="$Feuille1.$A$1" table:expression=""/>
        <table:named-expression table:name="B" table:base-cell-address="$Feuille1.$A$1" table:expression=""/>
        <table:named-expression table:name="Beta" table:base-cell-address="$Feuille1.$A$1" table:expression=""/>
        <table:named-expression table:name="BI" table:base-cell-address="$Feuille1.$A$1" table:expression=""/>
        <table:named-expression table:name="BS" table:base-cell-address="$Feuille1.$A$1" table:expression=""/>
        <table:named-expression table:name="Ccadm" table:base-cell-address="$Feuille1.$A$1" table:expression=""/>
        <table:named-expression table:name="CCom" table:base-cell-address="$Feuille1.$A$1" table:expression=""/>
        <table:named-expression table:name="Centre" table:base-cell-address="$Feuille1.$A$1" table:expression=""/>
        <table:named-expression table:name="CentreY" table:base-cell-address="$Feuille1.$A$1" table:expression=""/>
        <table:named-expression table:name="coefa" table:base-cell-address="$Feuille1.$A$1" table:expression=""/>
        <table:named-expression table:name="coefb" table:base-cell-address="$Feuille1.$A$1" table:expression=""/>
        <table:named-expression table:name="Conso" table:base-cell-address="$Feuille1.$A$1" table:expression=""/>
        <table:named-expression table:name="CovXY" table:base-cell-address="$Feuille1.$A$1" table:expression=""/>
        <table:named-expression table:name="CumNTi" table:base-cell-address="$Feuille1.$A$1" table:expression=""/>
        <table:named-expression table:name="Délai" table:base-cell-address="$Feuille1.$A$1" table:expression=""/>
        <table:named-expression table:name="DNTic" table:base-cell-address="$Feuille1.$A$1" table:expression=""/>
        <table:named-expression table:name="DTi" table:base-cell-address="$Feuille1.$A$1" table:expression=""/>
        <table:named-expression table:name="Ec" table:base-cell-address="$Feuille1.$A$1" table:expression=""/>
        <table:named-expression table:name="EcX" table:base-cell-address="$Feuille1.$A$1" table:expression=""/>
        <table:named-expression table:name="EcY" table:base-cell-address="$Feuille1.$A$1" table:expression=""/>
        <table:named-expression table:name="Eta" table:base-cell-address="$Feuille1.$A$1" table:expression=""/>
        <table:named-expression table:name="FexpTi" table:base-cell-address="$Feuille1.$A$1" table:expression=""/>
        <table:named-expression table:name="Fréquences__Fi" table:base-cell-address="$Feuille1.$A$1" table:expression=""/>
        <table:named-expression table:name="Gama" table:base-cell-address="$Feuille1.$A$1" table:expression=""/>
        <table:named-expression table:name="k" table:base-cell-address="$Feuille1.$A$1" table:expression=""/>
        <table:named-expression table:name="M" table:base-cell-address="$Feuille1.$A$1" table:expression=""/>
        <table:named-expression table:name="Moy" table:base-cell-address="$Feuille1.$A$1" table:expression=""/>
        <table:named-expression table:name="MoyT" table:base-cell-address="$Feuille1.$A$1" table:expression=""/>
        <table:named-expression table:name="MoyX" table:base-cell-address="$Feuille1.$A$1" table:expression=""/>
        <table:named-expression table:name="MoyY" table:base-cell-address="$Feuille1.$A$1" table:expression=""/>
        <table:named-expression table:name="MoyYT" table:base-cell-address="$Feuille1.$A$1" table:expression=""/>
        <table:named-expression table:name="My1" table:base-cell-address="$Feuille1.$A$1" table:expression=""/>
        <table:named-expression table:name="My2" table:base-cell-address="$Feuille1.$A$1" table:expression=""/>
        <table:named-expression table:name="N" table:base-cell-address="$Feuille1.$A$1" table:expression=""/>
        <table:named-expression table:name="NbX" table:base-cell-address="$Feuille1.$A$1" table:expression=""/>
        <table:named-expression table:name="NbY" table:base-cell-address="$Feuille1.$A$1" table:expression=""/>
        <table:named-expression table:name="Ncomp" table:base-cell-address="$Feuille1.$A$1" table:expression=""/>
        <table:named-expression table:name="Nech" table:base-cell-address="$Feuille1.$A$1" table:expression=""/>
        <table:named-expression table:name="P" table:base-cell-address="$Feuille1.$A$1" table:expression=""/>
        <table:named-expression table:name="Pas" table:base-cell-address="$Feuille1.$A$1" table:expression=""/>
        <table:named-expression table:name="PasY" table:base-cell-address="$Feuille1.$A$1" table:expression=""/>
        <table:named-expression table:name="Pe" table:base-cell-address="$Feuille1.$A$1" table:expression=""/>
        <table:named-expression table:name="Pénal" table:base-cell-address="$Feuille1.$A$1" table:expression=""/>
        <table:named-expression table:name="Pl_Val" table:base-cell-address="$Feuille1.$A$1" table:expression=""/>
        <table:named-expression table:name="Pl_Val2" table:base-cell-address="$Feuille1.$A$1" table:expression=""/>
        <table:named-expression table:name="Prix" table:base-cell-address="$Feuille1.$A$1" table:expression=""/>
        <table:named-expression table:name="Pu" table:base-cell-address="$Feuille1.$A$1" table:expression=""/>
        <table:named-expression table:name="Qte" table:base-cell-address="$Feuille1.$A$1" table:expression=""/>
        <table:named-expression table:name="R" table:base-cell-address="$Feuille1.$A$1" table:expression=""/>
        <table:named-expression table:name="S" table:base-cell-address="$Feuille1.$A$1" table:expression=""/>
        <table:named-expression table:name="Sech" table:base-cell-address="$Feuille1.$A$1" table:expression=""/>
        <table:named-expression table:name="Seuil" table:base-cell-address="$Feuille1.$A$1" table:expression=""/>
        <table:named-expression table:name="SeuilDEchet" table:base-cell-address="$Feuille1.$A$1" table:expression=""/>
        <table:named-expression table:name="SomTi" table:base-cell-address="$Feuille1.$A$1" table:expression=""/>
        <table:named-expression table:name="SomTi2" table:base-cell-address="$Feuille1.$A$1" table:expression=""/>
        <table:named-expression table:name="SomXY" table:base-cell-address="$Feuille1.$A$1" table:expression=""/>
        <table:named-expression table:name="SomYTi" table:base-cell-address="$Feuille1.$A$1" table:expression=""/>
        <table:named-expression table:name="SomYTi2" table:base-cell-address="$Feuille1.$A$1" table:expression=""/>
        <table:named-expression table:name="SPop" table:base-cell-address="$Feuille1.$A$1" table:expression=""/>
        <table:named-expression table:name="Taux" table:base-cell-address="$Feuille1.$A$1" table:expression=""/>
        <table:named-expression table:name="Ti" table:base-cell-address="$Feuille1.$A$1" table:expression=""/>
        <table:named-expression table:name="Ti2" table:base-cell-address="$Feuille1.$A$1" table:expression=""/>
        <table:named-expression table:name="TpsTi" table:base-cell-address="$Feuille1.$A$1" table:expression=""/>
        <table:named-expression table:name="TpsTic" table:base-cell-address="$Feuille1.$A$1" table:expression=""/>
        <table:named-expression table:name="VarT" table:base-cell-address="$Feuille1.$A$1" table:expression=""/>
        <table:named-expression table:name="VarX" table:base-cell-address="$Feuille1.$A$1" table:expression=""/>
        <table:named-expression table:name="VarY" table:base-cell-address="$Feuille1.$A$1" table:expression=""/>
        <table:named-expression table:name="VarYT" table:base-cell-address="$Feuille1.$A$1" table:expression=""/>
        <table:named-expression table:name="Xi" table:base-cell-address="$Feuille1.$A$1" table:expression=""/>
        <table:named-expression table:name="Yi" table:base-cell-address="$Feuille1.$A$1" table:expression=""/>
        <table:named-expression table:name="YTi" table:base-cell-address="$Feuille1.$A$1" table:expression=""/>
        <table:named-expression table:name="YTi2" table:base-cell-address="$Feuille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text> </number:text>
      <number:number number:decimal-places="0" number:min-integer-digits="1" number:grouping="true"/>
      <number:text> F </number:text>
    </number:number-style>
    <number:number-style style:name="N123P1" style:volatile="true">
      <number:text>-</number:text>
      <number:number number:decimal-places="0" number:min-integer-digits="1" number:grouping="true"/>
      <number:text> F </number:text>
    </number:number-style>
    <number:number-style style:name="N123P2" style:volatile="true">
      <number:text> - F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F </number:text>
    </number:number-style>
    <number:number-style style:name="N125P1" style:volatile="true">
      <number:text>-</number:text>
      <number:number number:decimal-places="2" number:min-integer-digits="1" number:grouping="true"/>
      <number:text> F </number:text>
    </number:number-style>
    <number:number-style style:name="N125P2" style:volatile="true">
      <number:text> -</number:text>
      <number:number number:decimal-places="0" number:min-integer-digits="0"/>
      <number:text> F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SFr. </number:text>
      <number:number number:decimal-places="0" number:min-integer-digits="1" number:grouping="true"/>
    </number:number-style>
    <number:number-style style:name="N127">
      <number:text>SFr. 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SFr. </number:text>
      <number:number number:decimal-places="0" number:min-integer-digits="1" number:grouping="true"/>
    </number:number-style>
    <number:number-style style:name="N128">
      <style:text-properties fo:color="#ff0000"/>
      <number:text>SFr. 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SFr. </number:text>
      <number:number number:decimal-places="2" number:min-integer-digits="1" number:grouping="true"/>
    </number:number-style>
    <number:number-style style:name="N129">
      <number:text>SFr. 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SFr. </number:text>
      <number:number number:decimal-places="2" number:min-integer-digits="1" number:grouping="true"/>
    </number:number-style>
    <number:number-style style:name="N130">
      <style:text-properties fo:color="#ff0000"/>
      <number:text>SFr. 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 SFr. </number:text>
      <number:number number:decimal-places="0" number:min-integer-digits="1" number:grouping="true"/>
      <number:text> </number:text>
    </number:number-style>
    <number:number-style style:name="N131P1" style:volatile="true">
      <number:text> SFr. -</number:text>
      <number:number number:decimal-places="0" number:min-integer-digits="1" number:grouping="true"/>
      <number:text> </number:text>
    </number:number-style>
    <number:number-style style:name="N131P2" style:volatile="true">
      <number:text> SFr. 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</number:text>
    </number:number-style>
    <number:number-style style:name="N134P1" style:volatile="true">
      <number:text> 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0" number:min-integer-digits="1" number:grouping="true"/>
    </number:number-style>
    <number:number-style style:name="N135"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integer-digits="1" number:grouping="true"/>
      <style:map style:condition="value()&gt;=0" style:apply-style-name="N138P0"/>
    </number:number-style>
    <number:number-style style:name="N139">
      <number:number number:decimal-places="1" number:min-integer-digits="1"/>
    </number:number-style>
    <number:number-style style:name="N140">
      <number:number number:decimal-places="10" number:min-integer-digits="1"/>
    </number:number-style>
    <number:number-style style:name="N141">
      <number:number number:decimal-places="11" number:min-integer-digits="1"/>
    </number:number-style>
    <number:number-style style:name="N142">
      <number:number number:decimal-places="12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percentage-style style:name="N150">
      <number:number number:decimal-places="1" number:min-integer-digits="1"/>
      <number:text>%</number:text>
    </number:percentage-style>
    <number:number-style style:name="N151P0" style:volatile="true">
      <number:number number:decimal-places="0" number:min-integer-digits="1" number:grouping="true"/>
      <number:text>   </number:text>
    </number:number-style>
    <number:number-style style:name="N151">
      <number:text>-</number:text>
      <number:number number:decimal-places="0" number:min-integer-digits="1" number:grouping="true"/>
      <number:text>   </number:text>
      <style:map style:condition="value()&gt;=0" style:apply-style-name="N151P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Times New Roman" style:font-name-complex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I1-9401" style:display-name="Normal_CI1-94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51cm" fo:margin-bottom="1.251cm" fo:margin-left="1.9cm" fo:margin-right="1.9cm" style:first-page-number="continue" style:scale-to="100%" style:writing-mode="lr-tb" style:print="charts drawings grid objects zero-values"/>
      <style:header-style>
        <style:header-footer-properties fo:min-height="0.751cm" fo:margin-left="0cm" fo:margin-right="0cm" fo:margin-bottom="0.896cm"/>
      </style:header-style>
      <style:footer-style>
        <style:header-footer-properties fo:min-height="0.751cm" fo:margin-left="0cm" fo:margin-right="0cm" fo:margin-top="0.896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6">06/12/2009</text:date>, <text:time>10:5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MM.004" style:display-name="PageStyle_OMM.004" style:page-layout-name="Mpm3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06T10:55:41.29</dc:date>
    <dc:creator>Franck OURION</dc:creator>
    <meta:editing-duration>PT00H01M02S</meta:editing-duration>
    <meta:editing-cycles>1</meta:editing-cycles>
    <meta:document-statistic meta:table-count="1" meta:cell-count="27" meta:object-count="0"/>
    <meta:generator>OpenOffice.org/3.1$Win32 OpenOffice.org_project/310m19$Build-9420</meta:generator>
  </office:meta>
</office:document-meta>
</file>